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paragraph-rsid="000faa31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faa31" officeooo:paragraph-rsid="000faa31" style:font-weight-asian="bold" style:font-weight-complex="bold"/>
    </style:style>
    <style:style style:name="P3" style:family="paragraph" style:parent-style-name="Text_20_body">
      <style:text-properties officeooo:paragraph-rsid="0001c589"/>
    </style:style>
    <style:style style:name="P4" style:family="paragraph" style:parent-style-name="Text_20_body">
      <style:text-properties fo:font-weight="bold" officeooo:rsid="0006fc72" officeooo:paragraph-rsid="0006fc72" style:font-weight-asian="bold" style:font-weight-complex="bold"/>
    </style:style>
    <style:style style:name="P5" style:family="paragraph" style:parent-style-name="Text_20_body">
      <style:text-properties officeooo:paragraph-rsid="000890ec"/>
    </style:style>
    <style:style style:name="P6" style:family="paragraph" style:parent-style-name="Text_20_body">
      <style:text-properties officeooo:paragraph-rsid="000a06f9"/>
    </style:style>
    <style:style style:name="P7" style:family="paragraph" style:parent-style-name="Text_20_body">
      <style:text-properties officeooo:paragraph-rsid="000cd2eb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T1" style:family="text">
      <style:text-properties officeooo:rsid="000faa3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65c6" style:font-weight-asian="normal" style:font-weight-complex="normal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 fo:font-weight="normal" officeooo:rsid="000890ec" style:font-weight-asian="normal" style:font-weight-complex="normal"/>
    </style:style>
    <style:style style:name="T6" style:family="text">
      <style:text-properties fo:font-weight="bold" officeooo:rsid="0006fc72" style:font-weight-asian="bold" style:font-weight-complex="bold"/>
    </style:style>
    <style:style style:name="T7" style:family="text">
      <style:text-properties fo:font-weight="normal" officeooo:rsid="000a06f9" style:font-weight-asian="normal" style:font-weight-complex="normal"/>
    </style:style>
    <style:style style:name="T8" style:family="text">
      <style:text-properties fo:font-weight="normal" officeooo:rsid="000b3984" style:font-weight-asian="normal" style:font-weight-complex="normal"/>
    </style:style>
    <style:style style:name="T9" style:family="text">
      <style:text-properties fo:font-weight="normal" officeooo:rsid="000cd2eb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abriel Henrique Pereira Leite</text:span></text:p>
      <text:p text:style-name="P2">Resumo </text:p>
      <text:p text:style-name="P3"><text:span text:style-name="T2">Benjamin é um jovem hacker de Berlim que encontra propósito ao se juntar ao grupo </text:span><text:span text:style-name="Strong_20_Emphasis"><text:span text:style-name="T2">CLAY</text:span></text:span><text:span text:style-name="T2">, formado por Max, Stephan e Paul. Juntos, O grupo realiza invasões e ações ousadas que chamam a atenção da mídia.</text:span></text:p>
      <text:p text:style-name="P3"><text:span text:style-name="T2">A trama se intensifica quando o grupo invade a sede do serviço de inteligência alemão (BND), atraindo a atenção de </text:span><text:span text:style-name="Strong_20_Emphasis"><text:span text:style-name="T2">MRX</text:span></text:span><text:span text:style-name="T2">, um lendário hacker. Ao tentar impressioná-lo, Benjamin compartilha informações confidenciais e acaba envolvendo o CLAY num jogo perigoso com a </text:span><text:span text:style-name="Strong_20_Emphasis"><text:span text:style-name="T2">máfia cibernética russa</text:span></text:span><text:span text:style-name="T2">, e acabam se envolvendo em algo muito maior do que imaginavam, com consequências perigosas. Benjamin acaba sendo interrogado pela polícia e conta sua versão da história </text:span><text:span text:style-name="T3">onde propositalmente é inconsistente para que a investigadora pense que ele tem problemas psicológicos. Então ela o solta mostrando enfim que os membros da CLAY eram reais e que tinham planejado a história.</text:span></text:p>
      <text:p text:style-name="P3"><text:span text:style-name="T3"/></text:p>
      <text:p text:style-name="P4">Perguntas:</text:p>
      <text:p text:style-name="P4">Destaque qual era o objetivo principal o filme?</text:p>
      <text:p text:style-name="P5"><text:span text:style-name="T4">O objetivo principal é </text:span><text:span text:style-name="T5">mostrat </text:span><text:span text:style-name="Strong_20_Emphasis"><text:span text:style-name="T4">como a busca por reconhecimento e pertencimento pode levar indivíduos a ultrapassar limites éticos e legais</text:span></text:span><text:span text:style-name="T4"> no mundo digital. O filme também destaca os perigos da cibercriminalidade.</text:span></text:p>
      <text:p text:style-name="P6"><text:span text:style-name="T6">Quais os riscos que envolvem a segurança da informação?</text:span></text:p>
      <text:p text:style-name="P6"><text:span text:style-name="Strong_20_Emphasis"><text:span text:style-name="T2">Vazamento de dados confidenciais, Manipulação de informações, Engajamento com organizações perigosas, Exposição pública e perseguição.</text:span></text:span></text:p>
      <text:p text:style-name="P4">O furto de dados podem comprometer somente uma corporação e porquê?</text:p>
      <text:p text:style-name="P6"><text:span text:style-name="Strong_20_Emphasis"><text:span text:style-name="T2">Não, o furto de dados pode comprometer muito mais do que apenas uma corporação.</text:span></text:span><text:span text:style-name="T2"> Pode atingir governos, instituições públicas, usuários individuais e até sistemas de segurança nacional. No filme, a invasão ao BND não compromete apenas uma entidade, mas </text:span><text:span text:style-name="Strong_20_Emphasis"><text:span text:style-name="T2">coloca em risco a segurança nacional da Alemanha</text:span></text:span><text:span text:style-name="T2">, envolve a máfia internacional e desperta a atenção de hackers poderosos como MRX. Isso mostra como um ataque cibernético pode ter </text:span><text:span text:style-name="Strong_20_Emphasis"><text:span text:style-name="T2">efeitos em cadeia</text:span></text:span><text:span text:style-name="T2">.</text:span></text:p>
      <text:p text:style-name="P4">Quem são os envolvidos nos ataques cibernéticos?</text:p>
      <text:p text:style-name="P6"><text:span text:style-name="T2">No filme os envolvidos são:</text:span><text:span text:style-name="Strong_20_Emphasis"><text:span text:style-name="T2">Benjamin, Max, Stephan,Paul,</text:span></text:span><text:span text:style-name="T2"> </text:span><text:span text:style-name="Strong_20_Emphasis"><text:span text:style-name="T2">MRX</text:span></text:span><text:span text:style-name="T2"> </text:span><text:span text:style-name="T7">e </text:span><text:span text:style-name="T8">a </text:span><text:span text:style-name="Strong_20_Emphasis"><text:span text:style-name="T2">Máfia russa.</text:span></text:span></text:p>
      <text:p text:style-name="P4">Conhecimentos de Linguagem de Programação e Segurança da Informação são o diferenciais para um Cracker ?</text:p>
      <text:p text:style-name="P7"><text:span text:style-name="Strong_20_Emphasis"><text:span text:style-name="T2">Sim, </text:span></text:span><text:span text:style-name="Strong_20_Emphasis"><text:span text:style-name="T9">u</text:span></text:span><text:span text:style-name="T2">m cracker precisa dominar: </text:span></text:p>
      <text:p text:style-name="P7"><text:span text:style-name="T9">l</text:span><text:span text:style-name="Strong_20_Emphasis"><text:span text:style-name="T2">inguagens de programação</text:span></text:span><text:span text:style-name="T2">, para entender e manipular sistemas </text:span></text:p>
      <text:p text:style-name="P7"><text:span text:style-name="T9">s</text:span><text:span text:style-name="Strong_20_Emphasis"><text:span text:style-name="T2">egurança da informação</text:span></text:span><text:span text:style-name="T2">, para encontrar vulnerabilidades e explorá-las.</text:span></text:p>
      <text:p text:style-name="P7"><text:soft-page-break/><text:span text:style-name="T9">r</text:span><text:span text:style-name="Strong_20_Emphasis"><text:span text:style-name="T2">edes e sistemas operacionais</text:span></text:span><text:span text:style-name="T2">, para realizar invasões e evitar detecção.</text:span></text:p>
      <text:p text:style-name="P7"><text:span text:style-name="Strong_20_Emphasis"><text:span text:style-name="T9">e</text:span></text:span><text:span text:style-name="Strong_20_Emphasis"><text:span text:style-name="T2">ngenharia social</text:span></text:span><text:span text:style-name="T2">, para manipular pessoas e acessar sistemas protegidos.</text:span></text:p>
      <text:p text:style-name="P4">Quais os pontos fortes e fracos de um Ciber-Criminoso ?</text:p>
      <text:p text:style-name="Text_20_body"><text:span text:style-name="Strong_20_Emphasis"><text:span text:style-name="T2">Pontos fortes:</text:span></text:span></text:p>
      <text:list text:style-name="L1">
        <text:list-item>
          <text:p text:style-name="P8"><text:span text:style-name="Strong_20_Emphasis"><text:span text:style-name="T2">Conhecimento técnico profundo.</text:span></text:span></text:p>
        </text:list-item>
        <text:list-item>
          <text:p text:style-name="P8"><text:span text:style-name="Strong_20_Emphasis"><text:span text:style-name="T2">Anonimato e invisibilidade.</text:span></text:span></text:p>
        </text:list-item>
        <text:list-item>
          <text:p text:style-name="P8"><text:span text:style-name="Strong_20_Emphasis"><text:span text:style-name="T2">Capacidade de manipular sistemas e pessoas.</text:span></text:span></text:p>
        </text:list-item>
        <text:list-item>
          <text:p text:style-name="P8"><text:span text:style-name="Strong_20_Emphasis"><text:span text:style-name="T2">Acesso global com poucos recursos físicos.</text:span></text:span></text:p>
        </text:list-item>
      </text:list>
      <text:p text:style-name="Text_20_body"><text:span text:style-name="Strong_20_Emphasis"><text:span text:style-name="T2">Pontos fracos:</text:span></text:span></text:p>
      <text:list text:style-name="L2">
        <text:list-item>
          <text:p text:style-name="P9"><text:span text:style-name="Strong_20_Emphasis"><text:span text:style-name="T2">Risco constante de exposição e prisão.</text:span></text:span></text:p>
        </text:list-item>
        <text:list-item>
          <text:p text:style-name="P9"><text:span text:style-name="Strong_20_Emphasis"><text:span text:style-name="T2">Conflitos morais e psicológicos (como no caso de Benjamin).</text:span></text:span></text:p>
        </text:list-item>
        <text:list-item>
          <text:p text:style-name="P9"><text:span text:style-name="Strong_20_Emphasis"><text:span text:style-name="T2">Vulnerabilidade a traições e disputas internas.</text:span></text:span></text:p>
        </text:list-item>
        <text:list-item>
          <text:p text:style-name="P9"><text:span text:style-name="Strong_20_Emphasis"><text:span text:style-name="T2">Dependência de redes e tecnologias que podem ser monitoradas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FreeSans" style:font-family-asian="FreeSans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09:44:57.418365437</meta:creation-date>
    <dc:date>2025-05-15T12:52:34.356164678</dc:date>
    <meta:editing-duration>PT23M42S</meta:editing-duration>
    <meta:editing-cycles>9</meta:editing-cycles>
    <meta:generator>LibreOffice/24.8.6.2$Linux_X86_64 LibreOffice_project/480$Build-2</meta:generator>
    <meta:document-statistic meta:table-count="0" meta:image-count="0" meta:object-count="0" meta:page-count="2" meta:paragraph-count="30" meta:word-count="436" meta:character-count="2851" meta:non-whitespace-character-count="2450"/>
  </office:meta>
</office:document-meta>
</file>